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02c8" officeooo:paragraph-rsid="00045310"/>
    </style:style>
    <style:style style:name="P2" style:family="paragraph" style:parent-style-name="Standard">
      <style:text-properties officeooo:rsid="000a1d84" officeooo:paragraph-rsid="00045310"/>
    </style:style>
    <style:style style:name="P3" style:family="paragraph" style:parent-style-name="Standard" style:list-style-name="L1">
      <style:text-properties officeooo:rsid="000b71fe" officeooo:paragraph-rsid="00050e5d"/>
    </style:style>
    <style:style style:name="P4" style:family="paragraph" style:parent-style-name="Standard" style:list-style-name="L1">
      <style:text-properties officeooo:rsid="000b71fe" officeooo:paragraph-rsid="000a73ef"/>
    </style:style>
    <style:style style:name="P5" style:family="paragraph" style:parent-style-name="Standard">
      <style:text-properties officeooo:rsid="0018973f" officeooo:paragraph-rsid="00045310"/>
    </style:style>
    <style:style style:name="P6" style:family="paragraph" style:parent-style-name="Standard" style:list-style-name="L1">
      <style:text-properties officeooo:rsid="000bfd64" officeooo:paragraph-rsid="00045310"/>
    </style:style>
    <style:style style:name="P7" style:family="paragraph" style:parent-style-name="Standard" style:list-style-name="L1">
      <style:text-properties officeooo:rsid="000bfd64" officeooo:paragraph-rsid="000a73ef"/>
    </style:style>
    <style:style style:name="P8" style:family="paragraph" style:parent-style-name="Standard" style:list-style-name="L1">
      <style:text-properties officeooo:rsid="000d654e" officeooo:paragraph-rsid="00050e5d"/>
    </style:style>
    <style:style style:name="P9" style:family="paragraph" style:parent-style-name="Standard" style:list-style-name="L1">
      <style:text-properties officeooo:rsid="000d654e" officeooo:paragraph-rsid="000a73ef"/>
    </style:style>
    <style:style style:name="P10" style:family="paragraph" style:parent-style-name="Standard" style:list-style-name="L1">
      <style:text-properties officeooo:rsid="000d5925" officeooo:paragraph-rsid="00050e5d"/>
    </style:style>
    <style:style style:name="P11" style:family="paragraph" style:parent-style-name="Standard" style:list-style-name="L1">
      <style:text-properties officeooo:rsid="000d5925" officeooo:paragraph-rsid="0009173d"/>
    </style:style>
    <style:style style:name="P12" style:family="paragraph" style:parent-style-name="Standard" style:list-style-name="L1">
      <style:text-properties officeooo:rsid="000d5925" officeooo:paragraph-rsid="000a73ef"/>
    </style:style>
    <style:style style:name="P13" style:family="paragraph" style:parent-style-name="Standard" style:list-style-name="L1">
      <style:text-properties officeooo:rsid="00074b69" officeooo:paragraph-rsid="00074b69"/>
    </style:style>
    <style:style style:name="P14" style:family="paragraph" style:parent-style-name="Standard" style:list-style-name="L1">
      <style:text-properties officeooo:rsid="00074b69" officeooo:paragraph-rsid="000a73ef"/>
    </style:style>
    <style:style style:name="T1" style:family="text">
      <style:text-properties style:text-position="super 58%"/>
    </style:style>
    <style:style style:name="T2" style:family="text">
      <style:text-properties officeooo:rsid="001a9bbd"/>
    </style:style>
    <style:style style:name="T3" style:family="text">
      <style:text-properties officeooo:rsid="00045310"/>
    </style:style>
    <style:style style:name="T4" style:family="text">
      <style:text-properties officeooo:rsid="00050e5d"/>
    </style:style>
    <style:style style:name="T5" style:family="text">
      <style:text-properties officeooo:rsid="000d654e"/>
    </style:style>
    <style:style style:name="T6" style:family="text">
      <style:text-properties officeooo:rsid="0027fdb5"/>
    </style:style>
    <style:style style:name="T7" style:family="text">
      <style:text-properties style:font-name="Liberation Serif"/>
    </style:style>
    <style:style style:name="T8" style:family="text">
      <style:text-properties officeooo:rsid="000654a1"/>
    </style:style>
    <style:style style:name="T9" style:family="text">
      <style:text-properties officeooo:rsid="00074b69"/>
    </style:style>
    <style:style style:name="T10" style:family="text">
      <style:text-properties officeooo:rsid="0009173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uary <text:span text:style-name="T3">14</text:span><text:span text:style-name="T1">th</text:span>, 2023</text:p>
      <text:p text:style-name="P2">Kitkat <text:span text:style-name="T2">Dambeck</text:span></text:p>
      <text:p text:style-name="P2">Expository Writing</text:p>
      <text:p text:style-name="P2">First Essay Outline <text:span text:style-name="T3">#2</text:span></text:p>
      <text:p text:style-name="P5"/>
      <text:list xml:id="list803667990" text:style-name="L1">
        <text:list-item>
          <text:p text:style-name="P6">Prompt.</text:p>
          <text:list>
            <text:list-item>
              <text:p text:style-name="P6">To what extend to social groups and music effect an individuals definition of self.</text:p>
            </text:list-item>
          </text:list>
        </text:list-item>
        <text:list-item>
          <text:p text:style-name="P10">Essay <text:span text:style-name="T5">formula.</text:span></text:p>
          <text:list>
            <text:list-item>
              <text:p text:style-name="P10">Intro paragraph.</text:p>
              <text:list>
                <text:list-item>
                  <text:p text:style-name="P10">Opening statement. </text:p>
                </text:list-item>
                <text:list-item>
                  <text:p text:style-name="P13">Introduce authors.</text:p>
                </text:list-item>
                <text:list-item>
                  <text:p text:style-name="P10"><text:span text:style-name="T8">State </text:span>Thesis. <text:span text:style-name="T6">By examining Β, and Γ, it is clear that Α.</text:span></text:p>
                  <text:list>
                    <text:list-item>
                      <text:p text:style-name="P3">By examining pop fandoms and Manchester’s Gay Village, it can be seen that music and social groups can have a significant impact on an individual's definition of self.</text:p>
                    </text:list-item>
                  </text:list>
                </text:list-item>
              </text:list>
            </text:list-item>
            <text:list-item>
              <text:p text:style-name="P10">Body paragraph one. </text:p>
              <text:list>
                <text:list-item>
                  <text:p text:style-name="P10"><text:span text:style-name="T8">State part of </text:span><text:span text:style-name="T10">thesis.</text:span></text:p>
                </text:list-item>
                <text:list-item>
                  <text:p text:style-name="P10">Quote <text:span text:style-name="T10">framing Β</text:span>.</text:p>
                </text:list-item>
                <text:list-item>
                  <text:p text:style-name="P10">Analysis.</text:p>
                  <text:list>
                    <text:list-item>
                      <text:p text:style-name="P10"><text:span text:style-name="T9">Answer h</text:span>ow quote supports my thesis. </text:p>
                    </text:list-item>
                    <text:list-item>
                      <text:p text:style-name="P10"><text:span text:style-name="T9">Answer w</text:span>hy quote supports my thesis.</text:p>
                    </text:list-item>
                  </text:list>
                </text:list-item>
                <text:list-item>
                  <text:p text:style-name="P10">Quote <text:span text:style-name="T10">developing Β</text:span>.</text:p>
                </text:list-item>
                <text:list-item>
                  <text:p text:style-name="P10">Analysis.</text:p>
                  <text:list>
                    <text:list-item>
                      <text:p text:style-name="P10"><text:span text:style-name="T10">Answer h</text:span>ow quote supports my thesis. </text:p>
                    </text:list-item>
                    <text:list-item>
                      <text:p text:style-name="P10"><text:span text:style-name="T10">Answer w</text:span>hy quote supports my thesis.</text:p>
                    </text:list-item>
                  </text:list>
                </text:list-item>
              </text:list>
            </text:list-item>
            <text:list-item>
              <text:p text:style-name="P11">Body paragraph two. </text:p>
            </text:list-item>
            <text:list-item>
              <text:p text:style-name="P11">Body paragraph one. </text:p>
              <text:list>
                <text:list-item>
                  <text:p text:style-name="P11"><text:span text:style-name="T8">State part of </text:span><text:span text:style-name="T10">thesis.</text:span></text:p>
                </text:list-item>
                <text:list-item>
                  <text:p text:style-name="P11">Quote <text:span text:style-name="T10">framing Β</text:span>.</text:p>
                </text:list-item>
                <text:list-item>
                  <text:p text:style-name="P11">Analysis.</text:p>
                  <text:list>
                    <text:list-item>
                      <text:p text:style-name="P11"><text:span text:style-name="T9">Answer h</text:span>ow quote supports my thesis. </text:p>
                    </text:list-item>
                    <text:list-item>
                      <text:p text:style-name="P11"><text:span text:style-name="T9">Answer w</text:span>hy quote supports my thesis.</text:p>
                    </text:list-item>
                  </text:list>
                </text:list-item>
                <text:list-item>
                  <text:p text:style-name="P11">Quote <text:span text:style-name="T10">developing Β</text:span>.</text:p>
                </text:list-item>
                <text:list-item>
                  <text:p text:style-name="P11">Analysis.</text:p>
                  <text:list>
                    <text:list-item>
                      <text:p text:style-name="P11"><text:span text:style-name="T10">Answer h</text:span>ow quote supports my thesis. </text:p>
                    </text:list-item>
                  </text:list>
                </text:list-item>
              </text:list>
            </text:list-item>
            <text:list-item>
              <text:p text:style-name="P11"><text:span text:style-name="T10">Answer w</text:span>hy quote supports my thesis.</text:p>
            </text:list-item>
            <text:list-item>
              <text:p text:style-name="P8">Conclusion.</text:p>
              <text:list>
                <text:list-item>
                  <text:p text:style-name="P8">Backwards thesis.</text:p>
                </text:list-item>
                <text:list-item>
                  <text:p text:style-name="P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5:16:01.732049431</meta:creation-date>
    <dc:date>2023-02-14T16:46:48.399987605</dc:date>
    <meta:editing-duration>PT25M1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6" meta:word-count="190" meta:character-count="1044" meta:non-whitespace-character-count="913"/>
  </office:meta>
</office:document-meta>
</file>